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d8e9e" officeooo:paragraph-rsid="001d8e9e" style:font-weight-asian="bold" style:font-weight-complex="bold"/>
    </style:style>
    <style:style style:name="P2" style:family="paragraph" style:parent-style-name="Standard">
      <style:text-properties fo:font-weight="bold" officeooo:rsid="001d8e9e" officeooo:paragraph-rsid="00225573" style:font-weight-asian="bold" style:font-weight-complex="bold"/>
    </style:style>
    <style:style style:name="P3" style:family="paragraph" style:parent-style-name="Standard">
      <style:text-properties fo:font-weight="bold" officeooo:rsid="001d8e9e" officeooo:paragraph-rsid="002b4090" style:font-weight-asian="bold" style:font-weight-complex="bold"/>
    </style:style>
    <style:style style:name="P4" style:family="paragraph" style:parent-style-name="Standard">
      <style:text-properties fo:font-weight="bold" officeooo:rsid="001d8e9e" officeooo:paragraph-rsid="002d67a9" style:font-weight-asian="bold" style:font-weight-complex="bold"/>
    </style:style>
    <style:style style:name="P5" style:family="paragraph" style:parent-style-name="Standard">
      <style:text-properties fo:font-weight="bold" officeooo:rsid="00203e1e" officeooo:paragraph-rsid="00203e1e" style:font-weight-asian="bold" style:font-weight-complex="bold"/>
    </style:style>
    <style:style style:name="P6" style:family="paragraph" style:parent-style-name="Standard">
      <style:text-properties fo:font-weight="bold" officeooo:rsid="00203e65" officeooo:paragraph-rsid="00203e65" style:font-weight-asian="bold" style:font-weight-complex="bold"/>
    </style:style>
    <style:style style:name="P7" style:family="paragraph" style:parent-style-name="Standard">
      <style:paragraph-properties fo:text-align="center" style:justify-single-word="false"/>
      <style:text-properties fo:font-weight="bold" officeooo:rsid="00203e65" officeooo:paragraph-rsid="00203e65" style:font-weight-asian="bold" style:font-weight-complex="bold"/>
    </style:style>
    <style:style style:name="P8" style:family="paragraph" style:parent-style-name="Standard">
      <style:text-properties fo:font-weight="bold" officeooo:rsid="002d67a9" officeooo:paragraph-rsid="002d67a9" style:font-weight-asian="bold" style:font-weight-complex="bold"/>
    </style:style>
    <style:style style:name="P9" style:family="paragraph" style:parent-style-name="Standard">
      <style:text-properties fo:font-weight="normal" officeooo:rsid="00203e65" officeooo:paragraph-rsid="00203e65" style:font-weight-asian="normal" style:font-weight-complex="normal"/>
    </style:style>
    <style:style style:name="P10" style:family="paragraph" style:parent-style-name="Standard">
      <style:text-properties fo:font-weight="normal" officeooo:rsid="0020ed0e" officeooo:paragraph-rsid="0020ed0e" style:font-weight-asian="normal" style:font-weight-complex="normal"/>
    </style:style>
    <style:style style:name="P11" style:family="paragraph" style:parent-style-name="Standard">
      <style:text-properties fo:font-weight="normal" officeooo:rsid="00225573" officeooo:paragraph-rsid="00225573" style:font-weight-asian="normal" style:font-weight-complex="normal"/>
    </style:style>
    <style:style style:name="P12" style:family="paragraph" style:parent-style-name="Standard">
      <style:text-properties fo:font-weight="normal" officeooo:rsid="001d8e9e" officeooo:paragraph-rsid="00225573" style:font-weight-asian="normal" style:font-weight-complex="normal"/>
    </style:style>
    <style:style style:name="P13" style:family="paragraph" style:parent-style-name="Standard">
      <style:text-properties fo:font-weight="normal" officeooo:rsid="0027e1e4" officeooo:paragraph-rsid="0027e1e4" style:font-weight-asian="normal" style:font-weight-complex="normal"/>
    </style:style>
    <style:style style:name="P14" style:family="paragraph" style:parent-style-name="Standard">
      <style:text-properties fo:font-weight="normal" officeooo:rsid="002a3adf" officeooo:paragraph-rsid="002a3adf" style:font-weight-asian="normal" style:font-weight-complex="normal"/>
    </style:style>
    <style:style style:name="P15" style:family="paragraph" style:parent-style-name="Standard">
      <style:text-properties fo:font-style="italic" fo:font-weight="normal" officeooo:rsid="0023b1cd" officeooo:paragraph-rsid="0023b1cd" style:font-style-asian="italic" style:font-weight-asian="normal" style:font-style-complex="italic" style:font-weight-complex="normal"/>
    </style:style>
    <style:style style:name="P16" style:family="paragraph" style:parent-style-name="Standard">
      <style:text-properties fo:font-style="italic" fo:font-weight="normal" officeooo:rsid="0024cc50" officeooo:paragraph-rsid="0024cc50" style:font-style-asian="italic" style:font-weight-asian="normal" style:font-style-complex="italic" style:font-weight-complex="normal"/>
    </style:style>
    <style:style style:name="P17" style:family="paragraph" style:parent-style-name="Standard">
      <style:text-properties fo:font-style="italic" fo:font-weight="normal" officeooo:rsid="002d67a9" officeooo:paragraph-rsid="002d67a9" style:font-style-asian="italic" style:font-weight-asian="normal" style:font-style-complex="italic" style:font-weight-complex="normal"/>
    </style:style>
    <style:style style:name="P18" style:family="paragraph" style:parent-style-name="Standard">
      <style:text-properties fo:font-style="italic" style:text-underline-style="solid" style:text-underline-width="auto" style:text-underline-color="font-color" fo:font-weight="normal" officeooo:rsid="00261857" officeooo:paragraph-rsid="00261857" style:font-style-asian="italic" style:font-weight-asian="normal" style:font-style-complex="italic" style:font-weight-complex="normal"/>
    </style:style>
    <style:style style:name="P19" style:family="paragraph" style:parent-style-name="Standard">
      <style:text-properties fo:font-style="italic" style:text-underline-style="solid" style:text-underline-width="auto" style:text-underline-color="font-color" fo:font-weight="normal" officeooo:rsid="002a317b" officeooo:paragraph-rsid="002a317b" style:font-style-asian="italic" style:font-weight-asian="normal" style:font-style-complex="italic" style:font-weight-complex="normal"/>
    </style:style>
    <style:style style:name="P20" style:family="paragraph" style:parent-style-name="Standard">
      <style:text-properties fo:font-style="italic" style:text-underline-style="solid" style:text-underline-width="auto" style:text-underline-color="font-color" fo:font-weight="normal" officeooo:rsid="002a3adf" officeooo:paragraph-rsid="002a3adf" style:font-style-asian="italic" style:font-weight-asian="normal" style:font-style-complex="italic" style:font-weight-complex="normal"/>
    </style:style>
    <style:style style:name="P21" style:family="paragraph" style:parent-style-name="Standard">
      <style:text-properties fo:font-style="italic" style:text-underline-style="solid" style:text-underline-width="auto" style:text-underline-color="font-color" fo:font-weight="normal" officeooo:rsid="002d67a9" officeooo:paragraph-rsid="002d67a9" style:font-style-asian="italic" style:font-weight-asian="normal" style:font-style-complex="italic" style:font-weight-complex="normal"/>
    </style:style>
    <style:style style:name="P22" style:family="paragraph" style:parent-style-name="Standard">
      <style:text-properties fo:font-style="italic" style:text-underline-style="none" fo:font-weight="normal" officeooo:rsid="00261857" officeooo:paragraph-rsid="00261857" style:font-style-asian="italic" style:font-weight-asian="normal" style:font-style-complex="italic" style:font-weight-complex="normal"/>
    </style:style>
    <style:style style:name="P23" style:family="paragraph" style:parent-style-name="Standard">
      <style:text-properties fo:font-style="italic" style:text-underline-style="none" fo:font-weight="normal" officeooo:rsid="00288460" officeooo:paragraph-rsid="00288460" style:font-style-asian="italic" style:font-weight-asian="normal" style:font-style-complex="italic" style:font-weight-complex="normal"/>
    </style:style>
    <style:style style:name="P24" style:family="paragraph" style:parent-style-name="Standard">
      <style:text-properties fo:font-style="italic" style:text-underline-style="none" fo:font-weight="normal" officeooo:rsid="00288460" officeooo:paragraph-rsid="002a317b" style:font-style-asian="italic" style:font-weight-asian="normal" style:font-style-complex="italic" style:font-weight-complex="normal"/>
    </style:style>
    <style:style style:name="P25" style:family="paragraph" style:parent-style-name="Standard">
      <style:text-properties fo:font-style="italic" style:text-underline-style="none" fo:font-weight="normal" officeooo:rsid="00291316" officeooo:paragraph-rsid="00291316" style:font-style-asian="italic" style:font-weight-asian="normal" style:font-style-complex="italic" style:font-weight-complex="normal"/>
    </style:style>
    <style:style style:name="P26" style:family="paragraph" style:parent-style-name="Standard">
      <style:text-properties fo:font-style="italic" style:text-underline-style="none" fo:font-weight="normal" officeooo:rsid="002a317b" officeooo:paragraph-rsid="002a317b" style:font-style-asian="italic" style:font-weight-asian="normal" style:font-style-complex="italic" style:font-weight-complex="normal"/>
    </style:style>
    <style:style style:name="P27" style:family="paragraph" style:parent-style-name="Standard">
      <style:text-properties fo:font-style="italic" style:text-underline-style="none" fo:font-weight="normal" officeooo:rsid="002a3adf" officeooo:paragraph-rsid="002a3adf" style:font-style-asian="italic" style:font-weight-asian="normal" style:font-style-complex="italic" style:font-weight-complex="normal"/>
    </style:style>
    <style:style style:name="P28" style:family="paragraph" style:parent-style-name="Standard">
      <style:text-properties fo:font-style="italic" style:text-underline-style="none" fo:font-weight="normal" officeooo:rsid="002b4090" officeooo:paragraph-rsid="002b4090" style:font-style-asian="italic" style:font-weight-asian="normal" style:font-style-complex="italic" style:font-weight-complex="normal"/>
    </style:style>
    <style:style style:name="P29" style:family="paragraph" style:parent-style-name="Standard">
      <style:text-properties fo:font-style="italic" style:text-underline-style="none" fo:font-weight="normal" officeooo:rsid="002bc06e" officeooo:paragraph-rsid="002bc06e" style:font-style-asian="italic" style:font-weight-asian="normal" style:font-style-complex="italic" style:font-weight-complex="normal"/>
    </style:style>
    <style:style style:name="P30" style:family="paragraph" style:parent-style-name="Standard">
      <style:text-properties fo:font-style="italic" style:text-underline-style="none" fo:font-weight="normal" officeooo:rsid="002d67a9" officeooo:paragraph-rsid="002d67a9" style:font-style-asian="italic" style:font-weight-asian="normal" style:font-style-complex="italic" style:font-weight-complex="normal"/>
    </style:style>
    <style:style style:name="P31" style:family="paragraph" style:parent-style-name="Standard">
      <style:text-properties style:text-underline-style="none" fo:font-weight="normal" officeooo:rsid="00288460" officeooo:paragraph-rsid="00288460" style:font-weight-asian="normal" style:font-weight-complex="normal"/>
    </style:style>
    <style:style style:name="P32" style:family="paragraph" style:parent-style-name="Standard">
      <style:text-properties style:text-underline-style="solid" style:text-underline-width="auto" style:text-underline-color="font-color" fo:font-weight="normal" officeooo:rsid="0028543f" officeooo:paragraph-rsid="0028543f" style:font-weight-asian="normal" style:font-weight-complex="normal"/>
    </style:style>
    <style:style style:name="P33" style:family="paragraph" style:parent-style-name="Standard">
      <style:text-properties style:text-underline-style="solid" style:text-underline-width="auto" style:text-underline-color="font-color" fo:font-weight="normal" officeooo:rsid="001d8e9e" officeooo:paragraph-rsid="001d8e9e" style:font-weight-asian="normal" style:font-weight-complex="normal"/>
    </style:style>
    <style:style style:name="P34" style:family="paragraph" style:parent-style-name="Standard">
      <style:text-properties style:text-underline-style="solid" style:text-underline-width="auto" style:text-underline-color="font-color" fo:font-weight="normal" officeooo:rsid="001d8e9e" officeooo:paragraph-rsid="00225573" style:font-weight-asian="normal" style:font-weight-complex="normal"/>
    </style:style>
    <style:style style:name="T1" style:family="text">
      <style:text-properties officeooo:rsid="001f281b"/>
    </style:style>
    <style:style style:name="T2" style:family="text">
      <style:text-properties officeooo:rsid="0020ed0e"/>
    </style:style>
    <style:style style:name="T3" style:family="text">
      <style:text-properties officeooo:rsid="00225573"/>
    </style:style>
    <style:style style:name="T4" style:family="text">
      <style:text-properties fo:font-weight="bold" officeooo:rsid="0024cc50" style:font-weight-asian="bold" style:font-weight-complex="bold"/>
    </style:style>
    <style:style style:name="T5" style:family="text">
      <style:text-properties fo:font-weight="bold" officeooo:rsid="00261857"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officeooo:rsid="0024cc50" style:font-style-asian="normal" style:font-style-complex="normal"/>
    </style:style>
    <style:style style:name="T8" style:family="text">
      <style:text-properties fo:font-style="normal" officeooo:rsid="00261857" style:font-style-asian="normal" style:font-style-complex="normal"/>
    </style:style>
    <style:style style:name="T9" style:family="text">
      <style:text-properties fo:font-style="normal" officeooo:rsid="00288460" style:font-style-asian="normal" style:font-style-complex="normal"/>
    </style:style>
    <style:style style:name="T10" style:family="text">
      <style:text-properties fo:font-style="normal" officeooo:rsid="00291316" style:font-style-asian="normal" style:font-style-complex="normal"/>
    </style:style>
    <style:style style:name="T11" style:family="text">
      <style:text-properties fo:font-style="normal" officeooo:rsid="002a317b" style:font-style-asian="normal" style:font-style-complex="normal"/>
    </style:style>
    <style:style style:name="T12" style:family="text">
      <style:text-properties fo:font-style="normal" officeooo:rsid="002a3adf" style:font-style-asian="normal" style:font-style-complex="normal"/>
    </style:style>
    <style:style style:name="T13" style:family="text">
      <style:text-properties fo:font-style="normal" officeooo:rsid="002bc06e" style:font-style-asian="normal" style:font-style-complex="normal"/>
    </style:style>
    <style:style style:name="T1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2a3adf"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weight="normal" style:font-weight-asian="normal" style:font-weight-complex="normal"/>
    </style:style>
    <style:style style:name="T19" style:family="text">
      <style:text-properties fo:font-weight="normal" officeooo:rsid="002b4090" style:font-weight-asian="normal" style:font-weight-complex="normal"/>
    </style:style>
    <style:style style:name="T20" style:family="text">
      <style:text-properties officeooo:rsid="0024cc50"/>
    </style:style>
    <style:style style:name="T21" style:family="text">
      <style:text-properties style:text-underline-style="none"/>
    </style:style>
    <style:style style:name="T22" style:family="text">
      <style:text-properties officeooo:rsid="00261857"/>
    </style:style>
    <style:style style:name="T23" style:family="text">
      <style:text-properties officeooo:rsid="0028543f"/>
    </style:style>
    <style:style style:name="T24" style:family="text">
      <style:text-properties officeooo:rsid="00288460"/>
    </style:style>
    <style:style style:name="T25" style:family="text">
      <style:text-properties officeooo:rsid="002b4090"/>
    </style:style>
    <style:style style:name="T26" style:family="text">
      <style:text-properties officeooo:rsid="002bc06e"/>
    </style:style>
    <style:style style:name="T27" style:family="text">
      <style:text-properties officeooo:rsid="002d67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ris Farnsworth</text:p>
      <text:p text:style-name="P6"/>
      <text:p text:style-name="P7">Advacation System Design</text:p>
      <text:p text:style-name="P5"/>
      <text:p text:style-name="P5">Introduction</text:p>
      <text:p text:style-name="P9">With the advent of information, vacations have become easier to plan than ever before. Users know what they want, and often have an ideal vacation in mind. However, it always has been, and remains, difficult to explore. There is not currently a vacation planner that adapts to meet the tastes of a user, and recommends exciting new ventures to them.</text:p>
      <text:p text:style-name="P9"/>
      <text:p text:style-name="P9">This is where Advacation comes in. <text:span text:style-name="T2">Advacation uses a user’s vacation history, as well as online review data, to determine the best trips for them. It messages the user when a trip goes on sale to some degree, or a user may request trips.</text:span></text:p>
      <text:p text:style-name="P9"/>
      <text:p text:style-name="P10">The system’s overall design is an event-based exchange between the user’s frontend and the system’s backend. The backend is <text:span text:style-name="T3">designed such that it may be monolithic initially, but easily migrated – very little of the service barring the recommendation calculation itself is interlocked.</text:span></text:p>
      <text:p text:style-name="P1"/>
      <text:p text:style-name="P1"/>
      <text:p text:style-name="P1">Vacation Package <text:span text:style-name="T3">Data &amp;</text:span> Database</text:p>
      <text:p text:style-name="P1"/>
      <text:p text:style-name="P11">First, we shall discuss the data representation of a vacation. <text:span text:style-name="T24">This data, and its sub-fields, provide substance that is acted upon by all remaining components.</text:span></text:p>
      <text:p text:style-name="P11"/>
      <text:p text:style-name="P11">A vacation has a set list of features that the system must maintain, explained thusly.</text:p>
      <text:p text:style-name="P11"/>
      <text:p text:style-name="P15">Vacation Package: <text:span text:style-name="T6">This is the package containing all the vacation elements covered in the package selected. Packages may be pre-built, or user-defined. Packages maintain the User ID of whomever created them, as well as links to all elements within. </text:span><text:span text:style-name="T12">Packages also know their cost (a convenience fee might be added, or perhaps the package arrives at a discount).</text:span></text:p>
      <text:p text:style-name="P11"/>
      <text:p text:style-name="P15">Vacation Element: <text:span text:style-name="T6">This is, as the name suggests, some element of a vacation. This includes hotels, travel mechanisms, and attractions. Every element keeps track of the following sub-elements:</text:span></text:p>
      <text:p text:style-name="P11"/>
      <text:p text:style-name="P15"><text:tab/>Cost: <text:span text:style-name="T6">Cost is a numeric, set to represent the amount, in a set currency (users may have the <text:tab/>system convert to their local currency) that a vacation Element costs. </text:span><text:span text:style-name="T7">Costs are defined <text:tab/>differently based on element type:</text:span></text:p>
      <text:p text:style-name="P15"><text:span text:style-name="T7"><text:tab/><text:tab/>-For lodging, a rate based on the unit the hotel/etc sells the element at. $ per night, for <text:tab/><text:tab/><text:tab/>instance</text:span></text:p>
      <text:p text:style-name="P15"><text:span text:style-name="T7"><text:tab/><text:tab/>-For attractions/restaurants, the average price per visit</text:span></text:p>
      <text:p text:style-name="P15"><text:span text:style-name="T7"><text:tab/><text:tab/>-For travel, the cost of a ticket (Or, for car rental, pricing is in days/weeks)</text:span></text:p>
      <text:p text:style-name="P15"><text:span text:style-name="T6"/></text:p>
      <text:p text:style-name="P15"><text:span text:style-name="T6"><text:tab/></text:span>Location: <text:span text:style-name="T6">The address of the element.</text:span></text:p>
      <text:p text:style-name="P15"><text:span text:style-name="T6"><text:tab/></text:span></text:p>
      <text:p text:style-name="P15"><text:span text:style-name="T6"><text:tab/></text:span><text:span text:style-name="T24">Location Description</text:span><text:span text:style-name="T9">: A textual description of this location, likely pulled from location <text:tab/>websites/etc.</text:span></text:p>
      <text:p text:style-name="P15"><text:span text:style-name="T9"/></text:p>
      <text:p text:style-name="P15"><text:soft-page-break/><text:span text:style-name="T9"><text:tab/></text:span><text:span text:style-name="T26">Booked Today: </text:span><text:span text:style-name="T13">The number of times this location was booked today. Updated once every 24 <text:tab/>hours. We allow for three minutes of inaccuracy daily to perform this commit across all <text:tab/>elements of the site</text:span></text:p>
      <text:p text:style-name="P15"><text:span text:style-name="T6"/></text:p>
      <text:p text:style-name="P15"><text:span text:style-name="T6"><text:tab/></text:span><text:span text:style-name="T20">Reviews: </text:span><text:span text:style-name="T4">See Section on </text:span><text:span text:style-name="T5">Reviews</text:span><text:span text:style-name="T4"> below</text:span></text:p>
      <text:p text:style-name="P15"><text:span text:style-name="T4"/></text:p>
      <text:p text:style-name="P16">Reviews:<text:span text:style-name="T6"> Reviews are the critical concept to making Advacation work. Reviews are pulled in from external sources to seed the recommendation engine, but are also provided (more valuably) by users. Reviews contain:</text:span></text:p>
      <text:p text:style-name="P16"><text:span text:style-name="T6"/></text:p>
      <text:p text:style-name="P16"><text:span text:style-name="T6"><text:tab/></text:span>User ID: <text:span text:style-name="T6">A link to the user that posted the review, and, critically, their tags. Users have tags that <text:tab/>indicate their interests to facilitate matching up users with those with similar tastes.</text:span></text:p>
      <text:p text:style-name="P16"><text:span text:style-name="T6"/></text:p>
      <text:p text:style-name="P16"><text:span text:style-name="T6"><text:tab/></text:span>Text: <text:span text:style-name="T6">The full text of the review.</text:span></text:p>
      <text:p text:style-name="P16"><text:span text:style-name="T6"/></text:p>
      <text:p text:style-name="P16"><text:span text:style-name="T6"><text:tab/></text:span>User Tags: <text:span text:style-name="T6">Tags about the element provided by the user. Optional, but encouraged.</text:span></text:p>
      <text:p text:style-name="P16"><text:span text:style-name="T6"><text:tab/></text:span></text:p>
      <text:p text:style-name="P16"><text:span text:style-name="T6"><text:tab/></text:span><text:span text:style-name="T22">Would user Recommend?: </text:span><text:span text:style-name="T8">Simple yes/no.</text:span></text:p>
      <text:p text:style-name="P16"><text:span text:style-name="T8"/></text:p>
      <text:p text:style-name="P16"><text:span text:style-name="T8"><text:tab/></text:span><text:span text:style-name="T22">Helpfulness: </text:span><text:span text:style-name="T8">Every other user that finds this review helpful adds one point to a user’s <text:tab/>helpfulness score.</text:span></text:p>
      <text:p text:style-name="P16"><text:span text:style-name="T8"/></text:p>
      <text:p text:style-name="P18"><text:span text:style-name="T6">Database Access:</text:span></text:p>
      <text:p text:style-name="P18"><text:span text:style-name="T6"/></text:p>
      <text:p text:style-name="P22"><text:span text:style-name="T6">This information is stored in a database. We expect a great deal more reads than writes. As a result, we segregate read-only and write-only data, and sync the two between two copies of the same data.</text:span></text:p>
      <text:p text:style-name="P22"><text:span text:style-name="T6"/></text:p>
      <text:p text:style-name="P22"><text:span text:style-name="T6">There is a queue for the read-only and write-only database in the event that requests pile up. </text:span></text:p>
      <text:p text:style-name="P22"><text:span text:style-name="T6"/></text:p>
      <text:p text:style-name="P22"><text:span text:style-name="T6">Syncing between the two databases is achieved gradually. A user doesn’t necessarily need to see the latest review information (allowing for, say, 10 minutes of inaccuracy isn’t a big deal in this context). Updates are propagated to the read database slowly via an update queue between the databases.</text:span></text:p>
      <text:p text:style-name="P1"/>
      <text:p text:style-name="P1">Account Manager</text:p>
      <text:p text:style-name="P1"/>
      <text:p text:style-name="P13">This component manages the two types of user-facing accounts, and levels of payment plan attached to each user. <text:span text:style-name="T23">The system makes use of a concept that rewards good reviews, cutting a user’s payments by an amount if they remain in the top ten percent of “good” recommendations.</text:span></text:p>
      <text:p text:style-name="P13"/>
      <text:p text:style-name="P32"><text:span text:style-name="T24">Common for all Users</text:span>:</text:p>
      <text:p text:style-name="P32"/>
      <text:p text:style-name="P31">Users are maintained in their own database, with a similar read/write scheme as described in the “Database Access” portion of the data representation. We need to keep the following information about users regardless of their role:</text:p>
      <text:p text:style-name="P31"/>
      <text:p text:style-name="P23">Role: <text:span text:style-name="T6">Simply put, what role does this user serve? For now, the categories are “NORMAL” or “TRAVEL_AGENT”. Normal users are self-explanatory, whereas travel agents gain access to new UI and content creation tools that allow them to construct vacation packages. </text:span></text:p>
      <text:p text:style-name="P23"><text:span text:style-name="T6"/></text:p>
      <text:p text:style-name="P24"><text:soft-page-break/>Desired Tags: <text:span text:style-name="T6">These are a set of desired descriptors that may be selected by users from the existing pool of tags. </text:span><text:span text:style-name="T10">For a normal user, this reflects where they’d like to stay. For a travel agent, this reflects the kind of places they specialize in.</text:span><text:span text:style-name="T6"> </text:span><text:span text:style-name="T11">Tags are sorted by importance to the user’s tastes.</text:span><text:span text:style-name="T6"> See indent below:</text:span></text:p>
      <text:p text:style-name="P23"><text:span text:style-name="T6"><text:tab/>TAGS: A set of textual phrases and words that describe real-world attributes of a vacation <text:tab/>element. These are “mined” from reviews and location description (see Tagger, under <text:tab/>Recommendation Engine.)</text:span></text:p>
      <text:p text:style-name="P25"/>
      <text:p text:style-name="P26">Recommendations: <text:span text:style-name="T6">For a normal user, the number of times their reviews are marked as helpful. For Travel Agents, the number of times one of their vacation packages is recommended.</text:span></text:p>
      <text:p text:style-name="P26"><text:span text:style-name="T6"/></text:p>
      <text:p text:style-name="P26"><text:span text:style-name="T6"><text:tab/></text:span><text:span text:style-name="T14">Rewarder (based on recommendations score):</text:span></text:p>
      <text:p text:style-name="P26"><text:span text:style-name="T17"><text:tab/><text:tab/></text:span><text:span text:style-name="T6">This stand-alone app determines the top 10% of normal users, and top 10% of travel <text:tab/><text:tab/><text:tab/>agents, and reduces their monthly fee by the percentile within that 10% they fall. This <text:tab/><text:tab/><text:tab/>encourages users to provide good data, and remain competitive in that regard. This helps <text:tab/><text:tab/>improve our data overall.</text:span></text:p>
      <text:p text:style-name="P26"><text:span text:style-name="T6"/></text:p>
      <text:p text:style-name="P19"><text:span text:style-name="T6">Specific to Normal User:</text:span></text:p>
      <text:p text:style-name="P19"><text:span text:style-name="T15"/></text:p>
      <text:p text:style-name="P19"><text:span text:style-name="T21">Budget: </text:span><text:span text:style-name="T15">The maximum amount of money this customer is willing to spend on a single trip.</text:span></text:p>
      <text:p text:style-name="P19"><text:span text:style-name="T15"/></text:p>
      <text:p text:style-name="P19"><text:span text:style-name="T21">Collection of links to all of their reviews: </text:span><text:span text:style-name="T15">See Vacation package data for specifics on what a review contains. Note that travel agents are not allowed to write reviews (reduces conflict of interest/deals with travel elements).</text:span></text:p>
      <text:p text:style-name="P19"><text:span text:style-name="T15"/></text:p>
      <text:p text:style-name="P20"><text:span text:style-name="T21">Date of last trip: </text:span><text:span text:style-name="T15">We want to prioritize helping users unable to go on a trip in the longest time, unless they “postpone by &lt;time_stamp&gt;”</text:span></text:p>
      <text:p text:style-name="P19"><text:span text:style-name="T15"/></text:p>
      <text:p text:style-name="P19"><text:span text:style-name="T6">Specific to Travel Agent:</text:span></text:p>
      <text:p text:style-name="P19"><text:span text:style-name="T15"/></text:p>
      <text:p text:style-name="P19"><text:span text:style-name="T21">Collection of links to all of their vacation packages: </text:span><text:span text:style-name="T15">Travel agents pay per vacation package they construct. </text:span><text:span text:style-name="T16">This links a travel agent to all of the vacation packages they have created.</text:span></text:p>
      <text:p text:style-name="P19"><text:span text:style-name="T16"/></text:p>
      <text:p text:style-name="P20"><text:span text:style-name="T6">Accessor Interface:</text:span></text:p>
      <text:p text:style-name="P20"><text:span text:style-name="T6"/></text:p>
      <text:p text:style-name="P27"><text:span text:style-name="T6">This is a stand-alone service that facilitates interacting with user accounts. It receives requests for data centered around users and handles them. There must be several instances of this service, all interacting with the user database tables. It is expected that these in/out requests will be queued as a result.</text:span></text:p>
      <text:p text:style-name="P27"><text:span text:style-name="T6"/></text:p>
      <text:p text:style-name="P27"><text:span text:style-name="T6">Commands in may look like: </text:span></text:p>
      <text:p text:style-name="P27"><text:span text:style-name="T6"><text:tab/>find_users_with_tag(tag_id)</text:span></text:p>
      <text:p text:style-name="P27"><text:span text:style-name="T6"><text:tab/><text:tab/>Find users with this given tag</text:span></text:p>
      <text:p text:style-name="P27"><text:span text:style-name="T6"><text:tab/>get_top_tags_for_user(user_id, num_tags)</text:span></text:p>
      <text:p text:style-name="P27"><text:span text:style-name="T6"><text:tab/><text:tab/>Get the top num_tags for this user (top meaning “most important to this user”)</text:span></text:p>
      <text:p text:style-name="P27"><text:span text:style-name="T6"><text:tab/>get_users_who_need_trip()</text:span></text:p>
      <text:p text:style-name="P27"><text:span text:style-name="T6"><text:tab/><text:tab/>Return the users who have not been on a vacation in a set time interval (we want our <text:tab/><text:tab/><text:tab/>service to be used!)</text:span></text:p>
      <text:p text:style-name="P27"><text:span text:style-name="T6"><text:tab/>update_recommendation_score(user_id, score_added)</text:span></text:p>
      <text:p text:style-name="P27"><text:span text:style-name="T6"><text:tab/><text:tab/>Update the recommendation count for this user by score_added </text:span></text:p>
      <text:p text:style-name="P27"><text:soft-page-break/><text:span text:style-name="T6"/></text:p>
      <text:p text:style-name="P27"><text:span text:style-name="T6">These commands will be processed by an interpreter, which propagates them to subservices such that the data is accessed, and ultimately retrieved or updated.</text:span></text:p>
      <text:p text:style-name="P27"><text:span text:style-name="T6"/></text:p>
      <text:p text:style-name="P14"><text:span text:style-name="T15">TO BE IMPLEMENTED LATER: We need to implement “levels” of user account that provide a greater benefit if a user willingly puts more money into the service. Such levels might feature faster response times from the recommender, the ability to attach more tags to their account, or direct lines of communication with company-managed travel agents.</text:span></text:p>
      <text:p text:style-name="P1"/>
      <text:p text:style-name="P1">Interfaces:</text:p>
      <text:p text:style-name="P1"><text:tab/></text:p>
      <text:p text:style-name="P3"><text:span text:style-name="T19">Advacation has two different user interfaces depending on the category of user accessing the software.</text:span></text:p>
      <text:p text:style-name="P4"><text:span text:style-name="T19">The Interface first queries the Account Manager for the category of the user. A set of Pages are then generated, with Android-style “fragments” that can be expanded to show the user a more detailed view of specific elements on the user’s dashboard. In other words, these elements are provided in Glance View and Detail View. </text:span></text:p>
      <text:p text:style-name="P4"><text:span text:style-name="T19"/></text:p>
      <text:p text:style-name="P8"><text:span text:style-name="T19">I</text:span><text:span text:style-name="T18">nformation is to be passed to these front-end elements in the form of generated XML that will contain the data to be interpreted, and displayed.</text:span></text:p>
      <text:p text:style-name="P4"><text:span text:style-name="T19"/></text:p>
      <text:p text:style-name="P4"><text:span text:style-name="T19">Elements to be included, and an idea of how they work, are as follows:</text:span></text:p>
      <text:p text:style-name="P1"/>
      <text:p text:style-name="P33">-For <text:span text:style-name="T25">All Users</text:span></text:p>
      <text:p text:style-name="P33"/>
      <text:p text:style-name="P28">Account Page: <text:span text:style-name="T6">This queries the user account manager for various information. Glance view: User name/account level. Detail View: All information attached to user account</text:span></text:p>
      <text:p text:style-name="P28"><text:span text:style-name="T6"/></text:p>
      <text:p text:style-name="P28">Search Bar: <text:span text:style-name="T13">This allows the user to search for Vacation Packages/Elements. Glance View: String search. Detail View: Advanced search, including applying tags, price ranges, and locations to filter on. Leads to:</text:span></text:p>
      <text:p text:style-name="P28"><text:span text:style-name="T13"><text:tab/></text:span></text:p>
      <text:p text:style-name="P28"><text:span text:style-name="T13"><text:tab/></text:span><text:span text:style-name="T26">Search Results: </text:span><text:span text:style-name="T13">Only has detail view. Shows the results, in order of relevance determined first <text:tab/>by filters, then a string match of the text, for the aforementioned search.</text:span></text:p>
      <text:p text:style-name="P28"><text:span text:style-name="T13"/></text:p>
      <text:p text:style-name="P29">Vacation Elements/Packages: <text:span text:style-name="T6">At a glance, provides the top ten current most popular destinations/packages based on booking rate in the last 24 hours, filtering out any destinations that don’t include any of the user’s set tags/preferred locations. Detail view: the full information for any one vacation element.</text:span></text:p>
      <text:p text:style-name="P29"><text:span text:style-name="T6"/></text:p>
      <text:p text:style-name="P29">Messages: <text:span text:style-name="T6">To be implemented – for now all alerts are via a user’s email</text:span></text:p>
      <text:p text:style-name="P33"/>
      <text:p text:style-name="P33">-<text:span text:style-name="T25">For Only Normal Users</text:span></text:p>
      <text:p text:style-name="P33"/>
      <text:p text:style-name="P29">Recommended Pane: <text:span text:style-name="T6">Uses the recommendation engine to generate recommended locations/packages. Glance view: The top two recommended packages and top three recommended standalone elements. Detail view: a full, search-result pane view of all recommended locations/packages.</text:span></text:p>
      <text:p text:style-name="P29"><text:span text:style-name="T6"/></text:p>
      <text:p text:style-name="P30">Booking Panel: <text:span text:style-name="T6">For now, contains all needed links to external sites to set up user on packaged trip or reserve. We will want to implement our own system for this, but it’s not high-priority to begin with. </text:span><text:soft-page-break/><text:span text:style-name="T6">Clicking the “book” button on this pane counts as a booking for now. In the future, we should require confirmation.</text:span></text:p>
      <text:p text:style-name="P33"/>
      <text:p text:style-name="P34">-For Travel Agen<text:span text:style-name="T25">t</text:span></text:p>
      <text:p text:style-name="P2"/>
      <text:p text:style-name="P17">Recommended Pane: <text:span text:style-name="T6">Uses the recommendation engine’s user assessment tools to determine the most-frequent tags held in importance to this travel agent’s customers, and recommends Vacation Elements to package together. Glance view: show one possible package. Detail view: show lists of several possible packages.</text:span></text:p>
      <text:p text:style-name="P17"><text:span text:style-name="T6"/></text:p>
      <text:p text:style-name="P17">Package Creation: <text:span text:style-name="T6">Provides UI for travel agent to construct travel packages with. This interfaces with the data representation, as it will add a new package, or possibly update an existing one. Travel agent must set a price (by default we add up elements). Only in detail view.</text:span></text:p>
      <text:p text:style-name="P17"><text:span text:style-name="T6"/></text:p>
      <text:p text:style-name="P21"><text:span text:style-name="T6">General Notes about UI architecture:</text:span></text:p>
      <text:p text:style-name="P21"><text:span text:style-name="T6"/></text:p>
      <text:p text:style-name="P30"><text:span text:style-name="T6">The UI will primarily use the backend services to gather information to display. For instance, a user’s data may return from the Accounts Manager like so: </text:span></text:p>
      <text:p text:style-name="P30"><text:span text:style-name="T6"/></text:p>
      <text:p text:style-name="P30"><text:span text:style-name="T6">&lt;User_ID value=”1234”&gt;</text:span></text:p>
      <text:p text:style-name="P30"><text:span text:style-name="T6"><text:tab/>&lt;Username value=”user”/&gt;</text:span></text:p>
      <text:p text:style-name="P30"><text:span text:style-name="T6"><text:tab/>&lt;User_tags&gt;</text:span></text:p>
      <text:p text:style-name="P30"><text:span text:style-name="T6"><text:tab/><text:tab/>&lt;tag value=”cost_less_5000”/&gt;</text:span></text:p>
      <text:p text:style-name="P30"><text:span text:style-name="T6"><text:tab/>&lt;/User_tags&gt;</text:span></text:p>
      <text:p text:style-name="P30"><text:span text:style-name="T6">&lt;/User_ID&gt;</text:span></text:p>
      <text:p text:style-name="P2"/>
      <text:p text:style-name="P12">...<text:span text:style-name="T27">it is left up to the implementation of the UI to determine what to do with this data. It is assumed the UI teams will communicate frequently with all other teams to ensure nothing gets broken. This overall design sets up the system for an eventual migration to microservices as userbase increases, as it’s already fairly not-entangled – one could envision each UI “fragment” as its own disparate set of services.</text:span></text:p>
      <text:p text:style-name="P12"/>
      <text:p text:style-name="P1">Recommendation Engine</text:p>
      <text:p text:style-name="P1"><text:tab/>-<text:span text:style-name="T24">Tagger</text:span></text:p>
      <text:p text:style-name="P1"><text:tab/>-<text:span text:style-name="T1">User Learning</text:span></text:p>
      <text:p text:style-name="P1"><text:tab/>-<text:span text:style-name="T27">User Assessment for travel agents (what do my users like)</text:span></text:p>
      <text:p text:style-name="P1"><text:tab/>-<text:span text:style-name="T24">Recommender</text:span></text:p>
      <text:p text:style-name="P1"/>
      <text:p text:style-name="P2">User Message Generator</text:p>
      <text:p text:style-name="P1"/>
      <text:p text:style-name="P1">System Message Generator</text:p>
      <text:p text:style-name="P1"/>
      <text:p text:style-name="P1">Bro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41:32.316618734</meta:creation-date>
    <meta:generator>LibreOffice/5.1.6.2$Linux_X86_64 LibreOffice_project/10m0$Build-2</meta:generator>
    <dc:date>2017-04-18T00:52:02.489936544</dc:date>
    <meta:editing-duration>PT44M39S</meta:editing-duration>
    <meta:editing-cycles>7</meta:editing-cycles>
    <meta:document-statistic meta:table-count="0" meta:image-count="0" meta:object-count="0" meta:page-count="5" meta:paragraph-count="96" meta:word-count="1811" meta:character-count="11387" meta:non-whitespace-character-count="9589"/>
  </office:meta>
</office:document-meta>
</file>